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Source Code Pro" svg:font-family="'Source Code Pro'" style:font-pitch="fixed"/>
    <style:font-face style:name="Whitney" svg:font-family="Whitney, 'Helvetica Neue', Helvetica, Arial, sans-serif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dcddde" loext:opacity="100%" style:font-name="Whitney" fo:font-size="12pt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dcddde" loext:opacity="100%" style:font-name="Source Code Pro" fo:font-size="12pt" fo:letter-spacing="normal" fo:font-style="normal" fo:font-weight="normal" officeooo:rsid="00092a5e" officeooo:paragraph-rsid="00092a5e"/>
    </style:style>
    <style:style style:name="P3" style:family="paragraph" style:parent-style-name="Standard">
      <style:text-properties officeooo:paragraph-rsid="00092a5e"/>
    </style:style>
    <style:style style:name="P4" style:family="paragraph" style:parent-style-name="Standard">
      <style:text-properties officeooo:rsid="000a1317" officeooo:paragraph-rsid="000a1317"/>
    </style:style>
    <style:style style:name="T1" style:family="text">
      <style:text-properties officeooo:rsid="00092a5e"/>
    </style:style>
    <style:style style:name="T2" style:family="text">
      <style:text-properties fo:font-variant="normal" fo:text-transform="none" fo:color="#dcddde" loext:opacity="100%" style:font-name="Source Code Pro" fo:font-size="12pt" fo:letter-spacing="normal" fo:font-style="normal" fo:font-weight="normal" officeooo:rsid="00092a5e"/>
    </style:style>
    <style:style style:name="T3" style:family="text">
      <style:text-properties officeooo:rsid="000a13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rnized <text:span text:style-name="T3">T</text:span>estiment, CHPTR 1. A cruel <text:span text:style-name="T1">thesis of the world;</text:span></text:p>
      <text:p text:style-name="P1"/>
      <text:p text:style-name="P2">x:1 A Conversatio beteween lord and savior;</text:p>
      <text:p text:style-name="P3"><text:span text:style-name="T2">1:1 </text:span></text:p>
      <text:p text:style-name="P3">“<text:span text:style-name="T1">What is your reasoning to be in my presense”;</text:span></text:p>
      <text:p text:style-name="P3">“<text:span text:style-name="T1">I wish to question you”;</text:span></text:p>
      <text:p text:style-name="P3">“<text:span text:style-name="T1">And why is that”;</text:span></text:p>
      <text:p text:style-name="P3">“<text:span text:style-name="T1">Your paroxysm of incompitence,that is the topic”;</text:span></text:p>
      <text:p text:style-name="P3">“<text:span text:style-name="T1">You preach me to question me, what deformed logic is that? ”;</text:span></text:p>
      <text:p text:style-name="P3">“<text:span text:style-name="T3">If I am your physicality then its your logic”;</text:span></text:p>
      <text:p text:style-name="P3">“<text:span text:style-name="T1">Push your boundaries to end as you began”;</text:span></text:p>
      <text:p text:style-name="P3">…</text:p>
      <text:p text:style-name="P3">“<text:span text:style-name="T3">I died for them not you”;</text:span></text:p>
      <text:p text:style-name="P4">“You died for none”;</text:p>
      <text:p text:style-name="P4">“Then why?”;</text:p>
      <text:p text:style-name="P4">“If you do not know why then you do not deserve to know”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Source Code Pro" svg:font-family="'Source Code Pro'" style:font-pitch="fixed"/>
    <style:font-face style:name="Whitney" svg:font-family="Whitney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7T16:29:31.182004856</meta:creation-date>
    <meta:editing-cycles>1</meta:editing-cycles>
    <meta:editing-duration>PT9M26S</meta:editing-duration>
    <dc:date>2022-01-27T19:39:16.686888193</dc:date>
    <meta:document-statistic meta:table-count="0" meta:image-count="0" meta:object-count="0" meta:page-count="1" meta:paragraph-count="15" meta:word-count="98" meta:character-count="513" meta:non-whitespace-character-count="429"/>
    <meta:generator>LibreOffice/7.2.5.2.0$Linux_X86_64 LibreOffice_project/20$Build-2</meta:generator>
  </office:meta>
</office:document-meta>
</file>